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  <table:table-cell office:value-type="string" calcext:value-type="string">
            <text:p>jes-66-19-f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Japhet</text:p>
          </table:table-cell>
          <table:table-cell table:number-columns-repeated="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mer</text:p>
          </table:table-cell>
          <table:table-cell table:number-columns-repeated="6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chkenas</text:p>
          </table:table-cell>
          <table:table-cell table:number-columns-repeated="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phat</text:p>
          </table:table-cell>
          <table:table-cell table:number-columns-repeated="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arma</text:p>
          </table:table-cell>
          <table:table-cell table:number-columns-repeated="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gog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dai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awan (Söhne: Inseln)</text:p>
          </table:table-cell>
          <table:table-cell table:number-columns-repeated="5"/>
          <table:table-cell office:value-type="string" calcext:value-type="string">
            <text:p>5 (Beachte: Inseln)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lischa</text:p>
          </table:table-cell>
          <table:table-cell table:number-columns-repeated="5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rsis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Kittäer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odaniter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ubal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sech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iras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Ham</text:p>
          </table:table-cell>
          <table:table-cell table:number-columns-repeated="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usch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eba</text:p>
          </table:table-cell>
          <table:table-cell table:number-columns-repeated="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wila</text:p>
          </table:table-cell>
          <table:table-cell table:number-columns-repeated="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bta</text:p>
          </table:table-cell>
          <table:table-cell table:number-columns-repeated="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agma</text:p>
          </table:table-cell>
          <table:table-cell table:number-columns-repeated="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cheba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edan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abtecha</text:p>
          </table:table-cell>
          <table:table-cell table:number-columns-repeated="5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imrod</text:p>
          </table:table-cell>
          <table:table-cell table:number-columns-repeated="5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izraim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uditer</text:p>
          </table:table-cell>
          <table:table-cell table:number-columns-repeated="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Anamiter</text:p>
          </table:table-cell>
          <table:table-cell table:number-columns-repeated="5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ehabiter</text:p>
          </table:table-cell>
          <table:table-cell table:number-columns-repeated="5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aphtuchiter</text:p>
          </table:table-cell>
          <table:table-cell table:number-columns-repeated="5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atrusiter</text:p>
          </table:table-cell>
          <table:table-cell table:number-columns-repeated="5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+1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Kasluchiter</text:p>
          </table:table-cell>
          <table:table-cell table:number-columns-repeated="5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+1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Kaphtoriter</text:p>
          </table:table-cell>
          <table:table-cell table:number-columns-repeated="5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+1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ut</text:p>
          </table:table-cell>
          <table:table-cell table:number-columns-repeated="5"/>
          <table:table-cell office:value-type="string" calcext:value-type="string">
            <text:p>Pul?, 2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Kanaan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+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Zidon</text:p>
          </table:table-cell>
          <table:table-cell table:number-columns-repeated="5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+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Het</text:p>
          </table:table-cell>
          <table:table-cell table:number-columns-repeated="5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+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Jebusiter</text:p>
          </table:table-cell>
          <table:table-cell table:number-columns-repeated="5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+1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moriter</text:p>
          </table:table-cell>
          <table:table-cell table:number-columns-repeated="5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+1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irgasiter</text:p>
          </table:table-cell>
          <table:table-cell table:number-columns-repeated="5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+1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Hewiter</text:p>
          </table:table-cell>
          <table:table-cell table:number-columns-repeated="5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+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Arkiter</text:p>
          </table:table-cell>
          <table:table-cell table:number-columns-repeated="5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+1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initer</text:p>
          </table:table-cell>
          <table:table-cell table:number-columns-repeated="5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+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rwaditer</text:p>
          </table:table-cell>
          <table:table-cell table:number-columns-repeated="5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+1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Zemariter</text:p>
          </table:table-cell>
          <table:table-cell table:number-columns-repeated="5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+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Hamatiter</text:p>
          </table:table-cell>
          <table:table-cell table:number-columns-repeated="5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Sem</text:p>
          </table:table-cell>
          <table:table-cell table:number-columns-repeated="7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lam</text:p>
          </table:table-cell>
          <table:table-cell table:number-columns-repeated="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ssur</text:p>
          </table:table-cell>
          <table:table-cell table:number-columns-repeated="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B51]+1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Arpakschad</text:p>
          </table:table-cell>
          <table:table-cell table:number-columns-repeated="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B52]+1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Schelach</text:p>
          </table:table-cell>
          <table:table-cell table:number-columns-repeated="5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B53]+1"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>
            <text:p>Heber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B54]+1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3" office:value-type="string" calcext:value-type="string">
            <text:p>Peleg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B55]+1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Joktan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B56]+1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lmodad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B57]+1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[.D57]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cheleph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B58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D58]+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azarmawet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B59]+1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D59]+1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Jerach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B60]+1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D60]+1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Hadoram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B61]+1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D61]+1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sal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B62]+1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D62]+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kla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B63]+1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D63]+1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Obal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B64]+1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[.D64]+1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bimael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B65]+1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D65]+1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cheba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B66]+1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D66]+1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Ophir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B67]+1"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[.D67]+1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Hawila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B68]+1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formula="of:=[.D68]+1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Jobab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B69]+1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ud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B70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Aram</text:p>
          </table:table-cell>
          <table:table-cell table:number-columns-repeated="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B71]+1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Uz</text:p>
          </table:table-cell>
          <table:table-cell table:number-columns-repeated="5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B72]+1"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Hul</text:p>
          </table:table-cell>
          <table:table-cell table:number-columns-repeated="5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B73]+1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Geter</text:p>
          </table:table-cell>
          <table:table-cell table:number-columns-repeated="5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B74]+1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Masc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08:51:13.728410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05T09:23:19.473291609</dc:date>
    <meta:editing-duration>PT2H17M45S</meta:editing-duration>
    <meta:editing-cycles>12</meta:editing-cycles>
    <meta:generator>LibreOffice/5.4.5.1$Linux_X86_64 LibreOffice_project/40m0$Build-1</meta:generator>
    <meta:document-statistic meta:table-count="1" meta:cell-count="294" meta:object-count="0"/>
  </office:meta>
</office:document-meta>
</file>